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 style:list-style-name="L1">
      <style:paragraph-properties fo:text-align="start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 hub Documentation</text:p>
      <text:p text:style-name="P6"/>
      <text:list xml:id="list972115624" text:style-name="L1">
        <text:list-item>
          <text:p text:style-name="P4">Add Project to empty repository on github</text:p>
          <text:p text:style-name="P8">create an empty repository on github. </text:p>
          <text:p text:style-name="P8">Example : newtestproject.git</text:p>
          <text:p text:style-name="P8">use following commands on console :-</text:p>
          <text:p text:style-name="P8">1. git config --global user.name “your_user_name”</text:p>
          <text:p text:style-name="P8">2. git config –global user.email your_email</text:p>
          <text:p text:style-name="P8">3. mkdir newtestproject</text:p>
          <text:p text:style-name="P8">4. git init</text:p>
          <text:p text:style-name="P8">5. touch README</text:p>
          <text:p text:style-name="P8">6. git add README</text:p>
          <text:p text:style-name="P8">7. git commit -m 'first commit'</text:p>
          <text:p text:style-name="P8">8. git remote add origin <text:a xlink:type="simple" xlink:href="mailto:git@github.com">git@github.com</text:a>:username/newtestproject.git</text:p>
          <text:p text:style-name="P8">9. git push -u origin master</text:p>
        </text:list-item>
        <text:list-item>
          <text:p text:style-name="P4">For updating existing repository</text:p>
          <text:p text:style-name="P8">1. go to folder newtestproject</text:p>
          <text:p text:style-name="P8">2. add all folders and files</text:p>
          <text:p text:style-name="P8">3. git init</text:p>
          <text:p text:style-name="P8">4. git add .</text:p>
          <text:p text:style-name="P8">5. git commit -m “updating all the folders”</text:p>
          <text:p text:style-name="P8">6. git push -f <text:a xlink:type="simple" xlink:href="mailto:git@github.com">git@github.com</text:a>:username/newtestproject.git</text:p>
        </text:list-item>
        <text:list-item>
          <text:p text:style-name="P4">Retrieve entire project from github</text:p>
          <text:p text:style-name="P11">1. git init</text:p>
          <text:p text:style-name="P11">2. git clone <text:a xlink:type="simple" xlink:href="mailto:git@github.com">git@github.com</text:a>:username/newtestproject.git</text:p>
        </text:list-item>
        <text:list-item>
          <text:p text:style-name="P4">Get only updated files/folders from git repository</text:p>
          <text:p text:style-name="P11">1. git init</text:p>
          <text:p text:style-name="P11">2. git pull <text:a xlink:type="simple" xlink:href="mailto:git@github.com">git@github.com</text:a>:username/newtestproject.git</text:p>
        </text:list-item>
        <text:list-item>
          <text:p text:style-name="P4">For any conflict in any files while pulling from git repo.</text:p>
          <text:p text:style-name="P11">1. restart git </text:p>
          <text:p text:style-name="P11">2. git init</text:p>
          <text:p text:style-name="P11">3. git pull <text:a xlink:type="simple" xlink:href="mailto:git@github.com">git@github.com</text:a>:username/newtestproject.git</text:p>
        </text:list-item>
        <text:list-item>
          <text:p text:style-name="P4">while adding the files on git if backup is required, so pull command is performed</text:p>
          <text:p text:style-name="P11">for example :- </text:p>
          <text:p text:style-name="P11">1. git init</text:p>
          <text:p text:style-name="P11">2. git add .</text:p>
          <text:p text:style-name="P11">Now if backup is needed from git repo then pull is required</text:p>
          <text:p text:style-name="P11">3. git pull <text:a xlink:type="simple" xlink:href="mailto:git@github.com">git@github.com</text:a>:username/newtestproject.git</text:p>
          <text:p text:style-name="P11">this will result in conflict.</text:p>
          <text:p text:style-name="P11">To avoid these use following command,</text:p>
          <text:p text:style-name="P11">git reset .</text:p>
          <text:p text:style-name="P11">Conflict will be resolved and then pull command can be performed.</text:p>
        </text:list-item>
        <text:list-item>
          <text:p text:style-name="P4">To check commit status or added folder/files before commit</text:p>
          <text:p text:style-name="P11">git stat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4T20:37:38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1" meta:paragraph-count="43" meta:word-count="238" meta:character-count="1471"/>
  </office:meta>
</office:document-meta>
</file>